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9E0000019ED0ACA650.png" manifest:media-type="image/png"/>
  <manifest:file-entry manifest:full-path="Pictures/10000000000001AB00000187F176CEC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5.5cm" svg:height="14.4cm" svg:x="-0.3cm" svg:y="6.2cm">
          <draw:image xlink:href="Pictures/10000000000001AB00000187F176CEC9.png" xlink:type="simple" xlink:show="embed" xlink:actuate="onLoad">
            <text:p/>
          </draw:image>
        </draw:frame>
        <draw:frame draw:style-name="gr1" draw:text-style-name="P1" draw:layer="layout" svg:width="13.953cm" svg:height="14.2cm" svg:x="14.3cm" svg:y="0.2cm">
          <draw:image xlink:href="Pictures/100000000000019E0000019ED0ACA65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1:34:28.443876155</meta:creation-date>
    <dc:date>2015-10-21T11:38:42.543368624</dc:date>
    <meta:editing-duration>P0D</meta:editing-duration>
    <meta:editing-cycles>1</meta:editing-cycles>
    <meta:document-statistic meta:object-count="25"/>
    <meta:generator>LibreOffice/4.2.8.2$Linux_X86_64 LibreOffice_project/420m0$Build-2</meta:generator>
  </office:meta>
</office:document-meta>
</file>